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áboa1" style:family="table">
      <style:table-properties style:width="17cm" table:align="margins"/>
    </style:style>
    <style:style style:name="Táboa1.A" style:family="table-column">
      <style:table-column-properties style:column-width="17cm" style:rel-column-width="65535*"/>
    </style:style>
    <style:style style:name="Táboa1.A1" style:family="table-cell">
      <style:table-cell-properties fo:padding="0.097cm" fo:border="0.05pt solid #000000"/>
    </style:style>
    <style:style style:name="Táboa2" style:family="table">
      <style:table-properties style:width="17cm" table:align="margins"/>
    </style:style>
    <style:style style:name="Táboa2.A" style:family="table-column">
      <style:table-column-properties style:column-width="17cm" style:rel-column-width="65535*"/>
    </style:style>
    <style:style style:name="Táboa2.A1" style:family="table-cell">
      <style:table-cell-properties fo:padding="0.097cm" fo:border="0.05pt solid #000000"/>
    </style:style>
    <style:style style:name="P1" style:family="paragraph" style:parent-style-name="Text_20_body">
      <style:paragraph-properties fo:text-align="center" style:justify-single-word="false"/>
      <style:text-properties officeooo:rsid="0012b1c8" officeooo:paragraph-rsid="0012b1c8"/>
    </style:style>
    <style:style style:name="P2" style:family="paragraph" style:parent-style-name="Text_20_body">
      <style:text-properties officeooo:rsid="0016c459" officeooo:paragraph-rsid="0016c459"/>
    </style:style>
    <style:style style:name="P3" style:family="paragraph" style:parent-style-name="Text_20_body">
      <style:text-properties officeooo:paragraph-rsid="0016c459"/>
    </style:style>
    <style:style style:name="P4" style:family="paragraph" style:parent-style-name="Text_20_body">
      <style:text-properties officeooo:paragraph-rsid="00186f0d"/>
    </style:style>
    <style:style style:name="P5" style:family="paragraph" style:parent-style-name="Heading_20_1">
      <style:paragraph-properties fo:text-align="center" style:justify-single-word="false"/>
    </style:style>
    <style:style style:name="P6" style:family="paragraph" style:parent-style-name="Heading_20_2">
      <style:text-properties officeooo:rsid="0012b1c8" officeooo:paragraph-rsid="0012b1c8"/>
    </style:style>
    <style:style style:name="P7" style:family="paragraph" style:parent-style-name="Preformatted_20_Text">
      <style:text-properties officeooo:rsid="0016c459" officeooo:paragraph-rsid="0016c459"/>
    </style:style>
    <style:style style:name="P8" style:family="paragraph" style:parent-style-name="Preformatted_20_Text">
      <style:text-properties style:font-name="Liberation Mono1" fo:font-size="10pt" officeooo:rsid="0016c459" officeooo:paragraph-rsid="0016c459" style:font-name-asian="Nimbus Mono L" style:font-size-asian="10pt" style:font-name-complex="Liberation Mono1" style:font-size-complex="10pt"/>
    </style:style>
    <style:style style:name="P9" style:family="paragraph" style:parent-style-name="Table_20_Contents">
      <style:text-properties officeooo:rsid="0016c459" officeooo:paragraph-rsid="0016c459"/>
    </style:style>
    <style:style style:name="T1" style:family="text">
      <style:text-properties style:use-window-font-color="true" style:font-name="Liberation Serif" officeooo:rsid="0016c459"/>
    </style:style>
    <style:style style:name="T2" style:family="text">
      <style:text-properties style:use-window-font-color="true" style:font-name="Liberation Serif" officeooo:rsid="00186f0d"/>
    </style:style>
    <style:style style:name="T3" style:family="text">
      <style:text-properties officeooo:rsid="00186f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Laboratorio: Modelos de regresión lineal con R</text:h>
      <text:p text:style-name="P1">Edgar Seijo Otero</text:p>
      <text:p text:style-name="P1"/>
      <text:h text:style-name="P6" text:outline-level="2">Método de descenso de gradiente</text:h>
      <text:p text:style-name="P2">A continuación, se puede ver el código utilizado para simular una muestra con n = 100 observaciones del modelo de regresión lineal simple con parámetros beta0 = 2 y beta1 = 5. Tras obtener los valores de la muestra, se calcula el valor de los parámetros estimados con la función lm para su posterior comparación. Por último, se muestra la implementación del método de descenso de gradiente utilizado para aproximar los parámetros:</text:p>
      <table:table table:name="Táboa1" table:style-name="Táboa1">
        <table:table-column table:style-name="Táboa1.A"/>
        <table:table-row>
          <table:table-cell table:style-name="Táboa1.A1" office:value-type="string">
            <text:p text:style-name="P7"><text:span text:style-name="_5f_OOoComputerComment"># Valor n para la muestra</text:span></text:p>
            <text:p text:style-name="P7"><text:span text:style-name="_5f_OOoComputerIdent">n</text:span> <text:span text:style-name="_5f_OOoComputerSpecial">&lt;-</text:span> <text:span text:style-name="_5f_OOoComputerLiteral">100</text:span></text:p>
            <text:p text:style-name="P7"><text:span text:style-name="_5f_OOoComputerComment"># x: n puntos aleatorios en el itervalo [min,max]</text:span></text:p>
            <text:p text:style-name="P7"><text:span text:style-name="_5f_OOoComputerIdent">x</text:span> <text:span text:style-name="_5f_OOoComputerSpecial">&lt;-</text:span> <text:span text:style-name="_5f_OOoComputerKeyWord">runif</text:span><text:span text:style-name="_5f_OOoComputerSpecial">(</text:span><text:span text:style-name="_5f_OOoComputerIdent">n</text:span><text:span text:style-name="_5f_OOoComputerSpecial">,</text:span> <text:span text:style-name="_5f_OOoComputerKeyWord">min</text:span><text:span text:style-name="_5f_OOoComputerSpecial">=</text:span><text:span text:style-name="_5f_OOoComputerLiteral">0</text:span><text:span text:style-name="_5f_OOoComputerSpecial">,</text:span> <text:span text:style-name="_5f_OOoComputerKeyWord">max</text:span><text:span text:style-name="_5f_OOoComputerSpecial">=</text:span><text:span text:style-name="_5f_OOoComputerLiteral">5</text:span><text:span text:style-name="_5f_OOoComputerSpecial">)</text:span></text:p>
            <text:p text:style-name="P7"><text:span text:style-name="_5f_OOoComputerComment"># Parametro beta0 del modelo</text:span></text:p>
            <text:p text:style-name="P7"><text:span text:style-name="_5f_OOoComputerIdent">beta0</text:span> <text:span text:style-name="_5f_OOoComputerSpecial">&lt;-</text:span> <text:span text:style-name="_5f_OOoComputerLiteral">2</text:span></text:p>
            <text:p text:style-name="P7"><text:span text:style-name="_5f_OOoComputerComment"># Parametro beta1 del modelo</text:span></text:p>
            <text:p text:style-name="P7"><text:span text:style-name="_5f_OOoComputerIdent">beta1</text:span> <text:span text:style-name="_5f_OOoComputerSpecial">&lt;-</text:span> <text:span text:style-name="_5f_OOoComputerLiteral">5</text:span></text:p>
            <text:p text:style-name="P7"><text:span text:style-name="_5f_OOoComputerComment"># Error con desviacion tipica 1</text:span></text:p>
            <text:p text:style-name="P7"><text:span text:style-name="_5f_OOoComputerIdent">epsilon</text:span> <text:span text:style-name="_5f_OOoComputerSpecial">&lt;-</text:span> <text:span text:style-name="_5f_OOoComputerKeyWord">rnorm</text:span><text:span text:style-name="_5f_OOoComputerSpecial">(</text:span><text:span text:style-name="_5f_OOoComputerIdent">n</text:span><text:span text:style-name="_5f_OOoComputerSpecial">,</text:span> <text:span text:style-name="_5f_OOoComputerIdent">sd</text:span> <text:span text:style-name="_5f_OOoComputerSpecial">=</text:span> <text:span text:style-name="_5f_OOoComputerLiteral">1</text:span><text:span text:style-name="_5f_OOoComputerSpecial">)</text:span></text:p>
            <text:p text:style-name="P7"><text:span text:style-name="_5f_OOoComputerComment"># y</text:span></text:p>
            <text:p text:style-name="P7"><text:span text:style-name="_5f_OOoComputerIdent">y</text:span> <text:span text:style-name="_5f_OOoComputerSpecial">&lt;-</text:span> <text:span text:style-name="_5f_OOoComputerIdent">beta0</text:span> <text:span text:style-name="_5f_OOoComputerSpecial">+</text:span> <text:span text:style-name="_5f_OOoComputerIdent">beta1</text:span><text:span text:style-name="_5f_OOoComputerSpecial">*</text:span><text:span text:style-name="_5f_OOoComputerIdent">x</text:span> <text:span text:style-name="_5f_OOoComputerSpecial">+</text:span> <text:span text:style-name="_5f_OOoComputerIdent">epsilon</text:span></text:p>
            <text:p text:style-name="P7"/>
            <text:p text:style-name="P7"><text:span text:style-name="_5f_OOoComputerComment"># Calcular el valor de los parametros estimados con lm</text:span></text:p>
            <text:p text:style-name="P7"><text:span text:style-name="_5f_OOoComputerIdent">z3</text:span> <text:span text:style-name="_5f_OOoComputerSpecial">&lt;-</text:span> <text:span text:style-name="_5f_OOoComputerIdent">lm</text:span><text:span text:style-name="_5f_OOoComputerSpecial">(</text:span><text:span text:style-name="_5f_OOoComputerIdent">y</text:span> <text:span text:style-name="_5f_OOoComputerSpecial">~</text:span> <text:span text:style-name="_5f_OOoComputerIdent">x</text:span><text:span text:style-name="_5f_OOoComputerSpecial">)</text:span></text:p>
            <text:p text:style-name="P7"/>
            <text:p text:style-name="P7"><text:span text:style-name="_5f_OOoComputerIdent">RSS</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KeyWord">sum</text:span><text:span text:style-name="_5f_OOoComputerSpecial">((</text:span><text:span text:style-name="_5f_OOoComputerIdent">y</text:span><text:span text:style-name="_5f_OOoComputerSpecial">-</text:span><text:span text:style-name="_5f_OOoComputerIdent">b0</text:span><text:span text:style-name="_5f_OOoComputerSpecial">-</text:span><text:span text:style-name="_5f_OOoComputerIdent">b1</text:span><text:span text:style-name="_5f_OOoComputerSpecial">*</text:span><text:span text:style-name="_5f_OOoComputerIdent">x</text:span><text:span text:style-name="_5f_OOoComputerSpecial">)^</text:span><text:span text:style-name="_5f_OOoComputerLiteral">2</text:span><text:span text:style-name="_5f_OOoComputerSpecial">)}</text:span></text:p>
            <text:p text:style-name="P7"><text:span text:style-name="_5f_OOoComputerIdent">RSE</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KeyWord">sqrt</text:span><text:span text:style-name="_5f_OOoComputerSpecial">(</text:span><text:span text:style-name="_5f_OOoComputerIdent">RSS</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Ident">n</text:span><text:span text:style-name="_5f_OOoComputerSpecial">-</text:span><text:span text:style-name="_5f_OOoComputerLiteral">2</text:span><text:span text:style-name="_5f_OOoComputerSpecial">))}</text:span></text:p>
            <text:p text:style-name="P7"><text:span text:style-name="_5f_OOoComputerIdent">J</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Literal">1</text:span><text:span text:style-name="_5f_OOoComputerSpecial">/</text:span><text:span text:style-name="_5f_OOoComputerLiteral">2</text:span><text:span text:style-name="_5f_OOoComputerSpecial">)*</text:span><text:span text:style-name="_5f_OOoComputerIdent">RSS</text:span><text:span text:style-name="_5f_OOoComputerSpecial">(</text:span><text:span text:style-name="_5f_OOoComputerIdent">b0</text:span><text:span text:style-name="_5f_OOoComputerSpecial">,</text:span> <text:span text:style-name="_5f_OOoComputerIdent">b1</text:span><text:span text:style-name="_5f_OOoComputerSpecial">)}</text:span></text:p>
            <text:p text:style-name="P7"/>
            <text:p text:style-name="P7"><text:span text:style-name="_5f_OOoComputerIdent">descent_method</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 <text:span text:style-name="_5f_OOoComputerKeyWord">t</text:span><text:span text:style-name="_5f_OOoComputerSpecial">=</text:span><text:span text:style-name="_5f_OOoComputerLiteral">0.001</text:span><text:span text:style-name="_5f_OOoComputerSpecial">,</text:span> <text:span text:style-name="_5f_OOoComputerIdent">N</text:span><text:span text:style-name="_5f_OOoComputerSpecial">=</text:span><text:span text:style-name="_5f_OOoComputerLiteral">1000</text:span><text:span text:style-name="_5f_OOoComputerSpecial">,</text:span> <text:span text:style-name="_5f_OOoComputerIdent">eta</text:span><text:span text:style-name="_5f_OOoComputerSpecial">=</text:span><text:span text:style-name="_5f_OOoComputerLiteral">1e-10</text:span><text:span text:style-name="_5f_OOoComputerSpecial">){</text:span></text:p>
            <text:p text:style-name="P7"><text:s text:c="2"/><text:span text:style-name="_5f_OOoComputerComment"># Comprobar que t &gt; 0</text:span></text:p>
            <text:p text:style-name="P7"><text:s text:c="2"/><text:span text:style-name="_5f_OOoComputerKeyWord">if</text:span><text:span text:style-name="_5f_OOoComputerSpecial">(</text:span><text:span text:style-name="_5f_OOoComputerKeyWord">t</text:span> <text:span text:style-name="_5f_OOoComputerSpecial">&gt;</text:span> <text:span text:style-name="_5f_OOoComputerLiteral">0</text:span><text:span text:style-name="_5f_OOoComputerSpecial">){</text:span></text:p>
            <text:p text:style-name="P7"><text:s text:c="4"/><text:span text:style-name="_5f_OOoComputerIdent">iterations</text:span> <text:span text:style-name="_5f_OOoComputerSpecial">&lt;-</text:span> <text:span text:style-name="_5f_OOoComputerLiteral">0</text:span><text:span text:style-name="_5f_OOoComputerSpecial">;</text:span></text:p>
            <text:p text:style-name="P7"><text:s text:c="4"/><text:span text:style-name="_5f_OOoComputerIdent">d_b0</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KeyWord">sum</text:span><text:span text:style-name="_5f_OOoComputerSpecial">(</text:span><text:span text:style-name="_5f_OOoComputerIdent">y</text:span><text:span text:style-name="_5f_OOoComputerSpecial">-</text:span><text:span text:style-name="_5f_OOoComputerIdent">b0</text:span><text:span text:style-name="_5f_OOoComputerSpecial">-</text:span><text:span text:style-name="_5f_OOoComputerIdent">b1</text:span><text:span text:style-name="_5f_OOoComputerSpecial">*</text:span><text:span text:style-name="_5f_OOoComputerIdent">x</text:span><text:span text:style-name="_5f_OOoComputerSpecial">)}</text:span></text:p>
            <text:p text:style-name="P7"><text:s text:c="4"/><text:span text:style-name="_5f_OOoComputerIdent">d_b1</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KeyWord">sum</text:span><text:span text:style-name="_5f_OOoComputerSpecial">(</text:span><text:span text:style-name="_5f_OOoComputerIdent">x</text:span><text:span text:style-name="_5f_OOoComputerSpecial">*(</text:span><text:span text:style-name="_5f_OOoComputerIdent">y</text:span><text:span text:style-name="_5f_OOoComputerSpecial">-</text:span><text:span text:style-name="_5f_OOoComputerIdent">b0</text:span><text:span text:style-name="_5f_OOoComputerSpecial">-</text:span><text:span text:style-name="_5f_OOoComputerIdent">b1</text:span><text:span text:style-name="_5f_OOoComputerSpecial">*</text:span><text:span text:style-name="_5f_OOoComputerIdent">x</text:span><text:span text:style-name="_5f_OOoComputerSpecial">))}</text:span></text:p>
            <text:p text:style-name="P7"><text:s text:c="4"/><text:span text:style-name="_5f_OOoComputerIdent">norma2</text:span> <text:span text:style-name="_5f_OOoComputerSpecial">&lt;-</text:span> <text:span text:style-name="_5f_OOoComputerKeyWord">function</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KeyWord">sqrt</text:span><text:span text:style-name="_5f_OOoComputerSpecial">(</text:span><text:span text:style-name="_5f_OOoComputerIdent">abs</text:span><text:span text:style-name="_5f_OOoComputerSpecial">(</text:span><text:span text:style-name="_5f_OOoComputerIdent">d_b0</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Literal">2</text:span><text:span text:style-name="_5f_OOoComputerSpecial">+</text:span><text:span text:style-name="_5f_OOoComputerIdent">abs</text:span><text:span text:style-name="_5f_OOoComputerSpecial">(</text:span><text:span text:style-name="_5f_OOoComputerIdent">d_b1</text:span><text:span text:style-name="_5f_OOoComputerSpecial">(</text:span><text:span text:style-name="_5f_OOoComputerIdent">b0</text:span><text:span text:style-name="_5f_OOoComputerSpecial">,</text:span> <text:span text:style-name="_5f_OOoComputerIdent">b1</text:span><text:span text:style-name="_5f_OOoComputerSpecial">))^</text:span><text:span text:style-name="_5f_OOoComputerLiteral">2</text:span><text:span text:style-name="_5f_OOoComputerSpecial">)}</text:span></text:p>
            <text:p text:style-name="P7"><text:s text:c="4"/><text:span text:style-name="_5f_OOoComputerKeyWord">while</text:span><text:span text:style-name="_5f_OOoComputerSpecial">(</text:span><text:span text:style-name="_5f_OOoComputerIdent">iterations</text:span> <text:span text:style-name="_5f_OOoComputerSpecial">&lt;</text:span> <text:span text:style-name="_5f_OOoComputerIdent">N</text:span> <text:span text:style-name="_5f_OOoComputerSpecial">&amp;</text:span> <text:span text:style-name="_5f_OOoComputerIdent">norma2</text:span><text:span text:style-name="_5f_OOoComputerSpecial">(</text:span><text:span text:style-name="_5f_OOoComputerIdent">b0</text:span><text:span text:style-name="_5f_OOoComputerSpecial">,</text:span> <text:span text:style-name="_5f_OOoComputerIdent">b1</text:span><text:span text:style-name="_5f_OOoComputerSpecial">)</text:span> <text:span text:style-name="_5f_OOoComputerSpecial">&gt;</text:span> <text:span text:style-name="_5f_OOoComputerIdent">eta</text:span><text:span text:style-name="_5f_OOoComputerSpecial">){</text:span></text:p>
            <text:p text:style-name="P7"><text:s text:c="6"/><text:span text:style-name="_5f_OOoComputerIdent">aux_b0</text:span> <text:span text:style-name="_5f_OOoComputerSpecial">&lt;-</text:span> <text:span text:style-name="_5f_OOoComputerIdent">b0</text:span> <text:span text:style-name="_5f_OOoComputerSpecial">-</text:span> <text:span text:style-name="_5f_OOoComputerKeyWord">t</text:span><text:span text:style-name="_5f_OOoComputerSpecial">*</text:span><text:span text:style-name="_5f_OOoComputerIdent">d_b0</text:span><text:span text:style-name="_5f_OOoComputerSpecial">(</text:span><text:span text:style-name="_5f_OOoComputerIdent">b0</text:span><text:span text:style-name="_5f_OOoComputerSpecial">,</text:span> <text:span text:style-name="_5f_OOoComputerIdent">b1</text:span><text:span text:style-name="_5f_OOoComputerSpecial">)</text:span></text:p>
            <text:p text:style-name="P7"><text:s text:c="6"/><text:span text:style-name="_5f_OOoComputerIdent">aux_b1</text:span> <text:span text:style-name="_5f_OOoComputerSpecial">&lt;-</text:span> <text:span text:style-name="_5f_OOoComputerIdent">b1</text:span> <text:span text:style-name="_5f_OOoComputerSpecial">-</text:span> <text:span text:style-name="_5f_OOoComputerKeyWord">t</text:span><text:span text:style-name="_5f_OOoComputerSpecial">*</text:span><text:span text:style-name="_5f_OOoComputerIdent">d_b1</text:span><text:span text:style-name="_5f_OOoComputerSpecial">(</text:span><text:span text:style-name="_5f_OOoComputerIdent">b0</text:span><text:span text:style-name="_5f_OOoComputerSpecial">,</text:span> <text:span text:style-name="_5f_OOoComputerIdent">b1</text:span><text:span text:style-name="_5f_OOoComputerSpecial">)</text:span></text:p>
            <text:p text:style-name="P7"><text:s text:c="6"/><text:span text:style-name="_5f_OOoComputerIdent">b0</text:span> <text:span text:style-name="_5f_OOoComputerSpecial">&lt;-</text:span> <text:span text:style-name="_5f_OOoComputerIdent">aux_b0</text:span></text:p>
            <text:p text:style-name="P7"><text:s text:c="6"/><text:span text:style-name="_5f_OOoComputerIdent">b1</text:span> <text:span text:style-name="_5f_OOoComputerSpecial">&lt;-</text:span> <text:span text:style-name="_5f_OOoComputerIdent">aux_b1</text:span></text:p>
            <text:p text:style-name="P7"><text:s text:c="6"/><text:span text:style-name="_5f_OOoComputerIdent">iterations</text:span> <text:span text:style-name="_5f_OOoComputerSpecial">&lt;-</text:span> <text:span text:style-name="_5f_OOoComputerIdent">iterations</text:span> <text:span text:style-name="_5f_OOoComputerSpecial">+</text:span> <text:span text:style-name="_5f_OOoComputerLiteral">1</text:span></text:p>
            <text:p text:style-name="P7"><text:s text:c="4"/><text:span text:style-name="_5f_OOoComputerSpecial">}</text:span></text:p>
            <text:p text:style-name="P7"><text:s text:c="4"/><text:span text:style-name="_5f_OOoComputerIdent">invisible</text:span><text:span text:style-name="_5f_OOoComputerSpecial">(</text:span><text:span text:style-name="_5f_OOoComputerKeyWord">list</text:span><text:span text:style-name="_5f_OOoComputerSpecial">(</text:span><text:span text:style-name="_5f_OOoComputerIdent">beta0</text:span> <text:span text:style-name="_5f_OOoComputerSpecial">=</text:span> <text:span text:style-name="_5f_OOoComputerIdent">b0</text:span><text:span text:style-name="_5f_OOoComputerSpecial">,</text:span> <text:span text:style-name="_5f_OOoComputerIdent">beta1</text:span> <text:span text:style-name="_5f_OOoComputerSpecial">=</text:span> <text:span text:style-name="_5f_OOoComputerIdent">b1</text:span><text:span text:style-name="_5f_OOoComputerSpecial">,</text:span> <text:span text:style-name="_5f_OOoComputerIdent">RSS</text:span> <text:span text:style-name="_5f_OOoComputerSpecial">=</text:span> <text:span text:style-name="_5f_OOoComputerIdent">RSS</text:span><text:span text:style-name="_5f_OOoComputerSpecial">(</text:span><text:span text:style-name="_5f_OOoComputerIdent">b0</text:span><text:span text:style-name="_5f_OOoComputerSpecial">,</text:span> <text:span text:style-name="_5f_OOoComputerIdent">b1</text:span><text:span text:style-name="_5f_OOoComputerSpecial">),</text:span> <text:span text:style-name="_5f_OOoComputerIdent">RSE</text:span> <text:span text:style-name="_5f_OOoComputerSpecial">=</text:span> <text:span text:style-name="_5f_OOoComputerIdent">RSE</text:span><text:span text:style-name="_5f_OOoComputerSpecial">(</text:span><text:span text:style-name="_5f_OOoComputerIdent">b0</text:span><text:span text:style-name="_5f_OOoComputerSpecial">,</text:span> <text:span text:style-name="_5f_OOoComputerIdent">b1</text:span><text:span text:style-name="_5f_OOoComputerSpecial">),</text:span> <text:span text:style-name="_5f_OOoComputerIdent">iteraciones</text:span> <text:span text:style-name="_5f_OOoComputerSpecial">=</text:span> <text:span text:style-name="_5f_OOoComputerIdent">iterations</text:span><text:span text:style-name="_5f_OOoComputerSpecial">,</text:span> <text:span text:style-name="_5f_OOoComputerIdent">norma2fn</text:span> <text:span text:style-name="_5f_OOoComputerSpecial">=</text:span> <text:span text:style-name="_5f_OOoComputerIdent">norma2</text:span><text:span text:style-name="_5f_OOoComputerSpecial">(</text:span><text:span text:style-name="_5f_OOoComputerIdent">b0</text:span><text:span text:style-name="_5f_OOoComputerSpecial">,</text:span> <text:span text:style-name="_5f_OOoComputerIdent">b1</text:span><text:span text:style-name="_5f_OOoComputerSpecial">)))</text:span></text:p>
            <text:p text:style-name="P7"><text:s text:c="2"/><text:span text:style-name="_5f_OOoComputerSpecial">}</text:span></text:p>
            <text:p text:style-name="P7"><text:span text:style-name="_5f_OOoComputerSpecial">}</text:span></text:p>
            <text:p text:style-name="P7"/>
            <text:p text:style-name="P7"><text:span text:style-name="_5f_OOoComputerIdent">result</text:span> <text:span text:style-name="_5f_OOoComputerSpecial">&lt;-</text:span> <text:span text:style-name="_5f_OOoComputerIdent">descent_method</text:span><text:span text:style-name="_5f_OOoComputerSpecial">(</text:span><text:span text:style-name="_5f_OOoComputerLiteral">0</text:span><text:span text:style-name="_5f_OOoComputerSpecial">,</text:span> <text:span text:style-name="_5f_OOoComputerLiteral">0</text:span><text:span text:style-name="_5f_OOoComputerSpecial">,</text:span> <text:span text:style-name="_5f_OOoComputerLiteral">0.001</text:span><text:span text:style-name="_5f_OOoComputerSpecial">,</text:span> <text:span text:style-name="_5f_OOoComputerLiteral">10000</text:span><text:span text:style-name="_5f_OOoComputerSpecial">,</text:span> <text:span text:style-name="_5f_OOoComputerLiteral">1e-5</text:span><text:span text:style-name="_5f_OOoComputerSpecial">)</text:span></text:p>
            <text:p text:style-name="P7"><text:span text:style-name="_5f_OOoComputerIdent">result</text:span></text:p>
            <text:p text:style-name="P8"><text:span text:style-name="_5f_OOoComputerKeyWord">summary</text:span><text:span text:style-name="_5f_OOoComputerSpecial">(</text:span><text:span text:style-name="_5f_OOoComputerIdent">z3</text:span><text:span text:style-name="_5f_OOoComputerSpecial">)</text:span></text:p>
          </table:table-cell>
        </table:table-row>
      </table:table>
      <text:p text:style-name="P7"/>
      <text:p text:style-name="P7"/>
      <text:p text:style-name="P7"/>
      <text:p text:style-name="P3"><text:soft-page-break/><text:span text:style-name="_5f_OOoComputerComment"><text:span text:style-name="T1">Tras ejecutar el código anterior, se mostrarán los resultados producidos por el método de descenso de gradiente (al consultar el contenido de la variable “result”) y los de lm (al ejecutar summary(z3)) produciendo unos resultados como los siguientes:</text:span></text:span></text:p>
      <table:table table:name="Táboa2" table:style-name="Táboa2">
        <table:table-column table:style-name="Táboa2.A"/>
        <table:table-row>
          <table:table-cell table:style-name="Táboa2.A1" office:value-type="string">
            <text:p text:style-name="P9">&gt; result</text:p>
            <text:p text:style-name="P9">$beta0</text:p>
            <text:p text:style-name="P9">[1] 1.741715</text:p>
            <text:p text:style-name="P9"/>
            <text:p text:style-name="P9">$beta1</text:p>
            <text:p text:style-name="P9">[1] 5.074908</text:p>
            <text:p text:style-name="P9"/>
            <text:p text:style-name="P9">$RSS</text:p>
            <text:p text:style-name="P9">[1] 106.9137</text:p>
            <text:p text:style-name="P9"/>
            <text:p text:style-name="P9">$RSE</text:p>
            <text:p text:style-name="P9">[1] 1.044489</text:p>
            <text:p text:style-name="P9"/>
            <text:p text:style-name="P9">$iteraciones</text:p>
            <text:p text:style-name="P9">[1] 615</text:p>
            <text:p text:style-name="P9"/>
            <text:p text:style-name="P9">$norma2fn</text:p>
            <text:p text:style-name="P9">[1] 9.986438e-06</text:p>
            <text:p text:style-name="P9"/>
            <text:p text:style-name="P9">&gt; summary(z3)</text:p>
            <text:p text:style-name="P9"/>
            <text:p text:style-name="P9">Call:</text:p>
            <text:p text:style-name="P9">lm(formula = y ~ x)</text:p>
            <text:p text:style-name="P9"/>
            <text:p text:style-name="P9">Residuals:</text:p>
            <text:p text:style-name="P9"><text:s text:c="4"/>Min <text:s text:c="5"/>1Q <text:s/>Median <text:s text:c="5"/>3Q <text:s text:c="4"/>Max </text:p>
            <text:p text:style-name="P9">-2.3378 -0.7018 -0.1216 <text:s/>0.7459 <text:s/>2.8584 </text:p>
            <text:p text:style-name="P9"/>
            <text:p text:style-name="P9">Coefficients:</text:p>
            <text:p text:style-name="P9"><text:s text:c="12"/>Estimate Std. Error t value Pr(&gt;|t|) <text:s text:c="3"/></text:p>
            <text:p text:style-name="P9">(Intercept) <text:s/>1.74172 <text:s text:c="3"/>0.21863 <text:s text:c="2"/>7.966 2.99e-12 ***</text:p>
            <text:p text:style-name="P9">x <text:s text:c="11"/>5.07491 <text:s text:c="3"/>0.07232 <text:s/>70.173 <text:s/>&lt; 2e-16 ***</text:p>
            <text:p text:style-name="P9">---</text:p>
            <text:p text:style-name="P9">Signif. codes: <text:s/>0 ‘***’ 0.001 ‘**’ 0.01 ‘*’ 0.05 ‘.’ 0.1 ‘ ’ 1</text:p>
            <text:p text:style-name="P9"/>
            <text:p text:style-name="P9">Residual standard error: 1.044 on 98 degrees of freedom</text:p>
            <text:p text:style-name="P9">Multiple R-squared: <text:s/>0.9805,<text:tab/>Adjusted R-squared: <text:s/>0.9803 </text:p>
            <text:p text:style-name="P9">F-statistic: <text:s/>4924 on 1 and 98 DF, <text:s/>p-value: &lt; 2.2e-16</text:p>
          </table:table-cell>
        </table:table-row>
      </table:table>
      <text:p text:style-name="P4"/>
      <text:p text:style-name="P4"><text:span text:style-name="T3">En este caso, el método de descenso de gradiente cumplió con el criterio de parada tras realizar 615 iteraciones. </text:span><text:span text:style-name="_5f_OOoComputerComment"><text:span text:style-name="T2">Como se puede observar, los resultados que devuelven ambas funciones para los valores de los parámetros son prácticamente iguales y, por lo tanto, también coincide el R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1" svg:font-family="'Liberation Mono'" style:font-family-generic="modern" style:font-pitch="fixed"/>
    <style:font-face style:name="Nimbus Mono L" svg:font-family="'Nimbus Mono L'"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gl"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OOoComputerCode" style:family="text">
      <style:text-properties fo:color="#000000" style:font-name="Liberation Mono"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20:27.493671817</meta:creation-date>
    <dc:date>2017-11-04T19:03:28.047279306</dc:date>
    <meta:editing-duration>PT8M6S</meta:editing-duration>
    <meta:editing-cycles>3</meta:editing-cycles>
    <meta:generator>LibreOffice/4.3.3.2$Linux_X86_64 LibreOffice_project/430m0$Build-2</meta:generator>
    <meta:document-statistic meta:table-count="2" meta:image-count="0" meta:object-count="0" meta:page-count="2" meta:paragraph-count="71" meta:word-count="456" meta:character-count="2870" meta:non-whitespace-character-count="2354"/>
  </office:meta>
</office:document-meta>
</file>